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66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28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0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8.3 GH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eta/ko from OpenParEM2D with 7<text:span text:style-name="T1">th</text:span> order elements with 2X finer mesh at the port than for the 3D simulati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eta/ko=</text:p>
          </table:table-cell>
          <table:table-cell office:value-type="float" office:value="0.773472072508693" calcext:value-type="float">
            <text:p>0.77347207250869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o=</text:p>
          </table:table-cell>
          <table:table-cell table:formula="of:=2*PI()*8300000000*SQRT(0.0000004*PI()*0.0000000000088541878176)" office:value-type="float" office:value="173.955136821789" calcext:value-type="float">
            <text:p>173.95513682178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ta=</text:p>
          </table:table-cell>
          <table:table-cell table:style-name="ce7" table:formula="of:=[.C4]*[.C5]" office:value-type="float" office:value="134.549440201083" calcext:value-type="float">
            <text:p>134.5494402010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hase shift=</text:p>
          </table:table-cell>
          <table:table-cell table:style-name="ce7" table:formula="of:=-[.C6]*0.1*180/PI()+2*360" office:value-type="float" office:value="-50.9115059369885" calcext:value-type="float">
            <text:p>-50.9115059369885</text:p>
          </table:table-cell>
          <table:table-cell office:value-type="float" office:value="-50.9115059369885" calcext:value-type="float">
            <text:p>-50.91150593698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ha=</text:p>
          </table:table-cell>
          <table:table-cell table:style-name="ce7" office:value-type="float" office:value="0.118530342978776" calcext:value-type="float">
            <text:p>0.118530342978776</text:p>
          </table:table-cell>
          <table:table-cell table:formula="of:=[.C8]*0.1" office:value-type="float" office:value="0.0118530342978776" calcext:value-type="float">
            <text:p>0.011853034297878</text:p>
          </table:table-cell>
          <table:table-cell office:value-type="float" office:value="0.0118530342978776" calcext:value-type="float">
            <text:p>0.011853034297878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>
      <style:text-properties fo:color="#000000"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09:03:16.640278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08-17T07:09:04</meta:creation-date>
    <dc:date>2024-07-19T09:04:54.578794577</dc:date>
    <meta:editing-duration>P1DT3H24M38S</meta:editing-duration>
    <meta:editing-cycles>76</meta:editing-cycles>
    <meta:generator>LibreOffice/6.4.7.2$Linux_X86_64 LibreOffice_project/40$Build-2</meta:generator>
    <meta:document-statistic meta:table-count="3" meta:cell-count="15" meta:object-count="0"/>
  </office:meta>
</office:document-meta>
</file>